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643" officeooo:paragraph-rsid="001d1643"/>
    </style:style>
    <style:style style:name="P2" style:family="paragraph" style:parent-style-name="Standard">
      <style:paragraph-properties fo:text-align="center" style:justify-single-word="false"/>
      <style:text-properties officeooo:rsid="001d1643" officeooo:paragraph-rsid="001d1643"/>
    </style:style>
    <style:style style:name="P3" style:family="paragraph" style:parent-style-name="Standard">
      <style:paragraph-properties fo:text-align="start" style:justify-single-word="false"/>
      <style:text-properties officeooo:rsid="001d1643" officeooo:paragraph-rsid="001d1643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paragraph-rsid="001d1643" fo:background-color="#1e1e1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1643" officeooo:paragraph-rsid="001d16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138e5" officeooo:paragraph-rsid="002138e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1643" officeooo:paragraph-rsid="001d16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e5922" officeooo:paragraph-rsid="001e5922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f271c" officeooo:paragraph-rsid="001f271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138e5" officeooo:paragraph-rsid="002138e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2a960" officeooo:paragraph-rsid="0022a96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358ec" officeooo:paragraph-rsid="002358e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2a960" officeooo:paragraph-rsid="0022a96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201fc7" officeooo:paragraph-rsid="00201fc7"/>
    </style:style>
    <style:style style:name="P15" style:family="paragraph" style:parent-style-name="Standard">
      <style:paragraph-properties fo:text-align="start" style:justify-single-word="false"/>
      <style:text-properties officeooo:rsid="0022a960" officeooo:paragraph-rsid="0022a960"/>
    </style:style>
    <style:style style:name="P16" style:family="paragraph" style:parent-style-name="Standard">
      <style:paragraph-properties fo:text-align="start" style:justify-single-word="false"/>
      <style:text-properties officeooo:rsid="002358ec" officeooo:paragraph-rsid="002358ec"/>
    </style:style>
    <style:style style:name="P17" style:family="paragraph" style:parent-style-name="Standard">
      <style:paragraph-properties fo:text-align="start" style:justify-single-word="false"/>
      <style:text-properties officeooo:rsid="0024d3ff" officeooo:paragraph-rsid="0024d3f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f271c"/>
    </style:style>
    <style:style style:name="T3" style:family="text">
      <style:text-properties officeooo:rsid="001f271c"/>
    </style:style>
    <style:style style:name="T4" style:family="text">
      <style:text-properties officeooo:rsid="002358ec"/>
    </style:style>
    <style:style style:name="T5" style:family="text">
      <style:text-properties officeooo:rsid="0024d3ff"/>
    </style:style>
    <style:style style:name="T6" style:family="text">
      <style:text-properties officeooo:rsid="002638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tulo </text:p>
      <text:p text:style-name="P2"/>
      <text:p text:style-name="P5">Gestión de Stock</text:p>
      <text:p text:style-name="P3"/>
      <text:p text:style-name="P7">Descripción del Proyecto:</text:p>
      <text:p text:style-name="P3"/>
      <text:p text:style-name="P3">Luego de mi amplia experiencia en gestión de locales de restauración, he notado que por lo general, el sector no se ha actualizado a las nuevas tecnologías, y se sigue trabajando con métodos anticuados.</text:p>
      <text:p text:style-name="P3"/>
      <text:p text:style-name="P3">El propósito de la App “Gestión de Stock” es que se<text:span text:style-name="T4">a una aplicación interna, y que</text:span> lleve un orden de cada empleado que realiza un pedido, y que éstos queden reflejados y asociados a su ID, la fecha, los productos y el proveedor correspondiente.</text:p>
      <text:p text:style-name="P15"/>
      <text:p text:style-name="P3"/>
      <text:p text:style-name="P13">Mediante Tello, organizo todo mi proyecto en 25 tarjetas, de las cuales 14 serán del BackEnd, 10 del FrontEnd y 1 para los retoques finales.</text:p>
      <text:p text:style-name="P9"/>
      <text:p text:style-name="P9"/>
      <text:p text:style-name="P11">Primera semana:</text:p>
      <text:p text:style-name="P6"/>
      <text:p text:style-name="P8">El proyecto se inicia creando un base de datos, usando Mongodb, donde figuran los siguientes campos:</text:p>
      <text:p text:style-name="P8"/>
      <text:p text:style-name="P8"/>
      <text:p text:style-name="P8">-Usuarios: -Id.</text:p>
      <text:p text:style-name="P8"><text:s text:c="18"/>-Username.</text:p>
      <text:p text:style-name="P8"><text:s text:c="18"/>-Password.</text:p>
      <text:p text:style-name="P8"><text:s text:c="18"/>-Email.</text:p>
      <text:p text:style-name="P8"/>
      <text:p text:style-name="P8">-Pedidos: -Id.</text:p>
      <text:p text:style-name="P8"><text:s text:c="16"/>-Productos.</text:p>
      <text:p text:style-name="P8"><text:s text:c="16"/>-Empleado.</text:p>
      <text:p text:style-name="P8"><text:s text:c="16"/>-Proveedor.</text:p>
      <text:p text:style-name="P8"><text:s text:c="16"/>-Concepto.</text:p>
      <text:p text:style-name="P8"><text:span text:style-name="T1"/></text:p>
      <text:p text:style-name="P8"><text:span text:style-name="T1">-Proveedores: -Id</text:span></text:p>
      <text:p text:style-name="P8"><text:span text:style-name="T1"><text:s text:c="23"/>-Nombre.</text:span></text:p>
      <text:p text:style-name="P8"><text:span text:style-name="T1"><text:s text:c="24"/>-</text:span><text:span text:style-name="T2">Dirección.</text:span></text:p>
      <text:p text:style-name="P8"><text:span text:style-name="T1"><text:s text:c="24"/>-NIF.</text:span></text:p>
      <text:p text:style-name="P8"><text:span text:style-name="T1"><text:s text:c="24"/>-Contacto.</text:span></text:p>
      <text:p text:style-name="P8"><text:span text:style-name="T1"><text:s text:c="24"/>-</text:span><text:span text:style-name="T2">Categoría.</text:span></text:p>
      <text:p text:style-name="P8">-Stock: -Id</text:p>
      <text:p text:style-name="P8"><text:s text:c="13"/>-<text:span text:style-name="T3">Categoría.</text:span></text:p>
      <text:p text:style-name="P8"><text:s text:c="14"/>-<text:span text:style-name="T3">Nombre.</text:span></text:p>
      <text:p text:style-name="P8"><text:s text:c="14"/>-<text:span text:style-name="T3">CantidadMinima.</text:span></text:p>
      <text:p text:style-name="P8"><text:s text:c="14"/>-<text:span text:style-name="T3">CantidadMaxima.</text:span></text:p>
      <text:p text:style-name="P8"/>
      <text:p text:style-name="P8"/>
      <text:p text:style-name="P14">Usando Node.js y Express creo un controller.js y un model.js por cada collection de mi base de datos. </text:p>
      <text:p text:style-name="P14">Y desde el main.js hacer todos los Endopint (Post,Get, Put , Delete) de cada uno de los datos.</text:p>
      <text:p text:style-name="P12"><text:soft-page-break/>Segunda Semana:</text:p>
      <text:p text:style-name="P16"/>
      <text:p text:style-name="P16">El Frontend cuenta con 7 vistas</text:p>
      <text:p text:style-name="P16"/>
      <text:p text:style-name="P16">-Registro.</text:p>
      <text:p text:style-name="P16">-Login.</text:p>
      <text:p text:style-name="P16">-Realizar Pedido.</text:p>
      <text:p text:style-name="P16">-Visualizar Pedido.</text:p>
      <text:p text:style-name="P16">-Agregar Proveedor.</text:p>
      <text:p text:style-name="P16">-Visualizar Proveedor.</text:p>
      <text:p text:style-name="P16">-<text:span text:style-name="T6">Visualizar Stock.</text:span></text:p>
      <text:p text:style-name="P16"/>
      <text:p text:style-name="P16">El Registro y Login, llevan <text:span text:style-name="T5">las </text:span>validaciones <text:span text:style-name="T5">correspondientes</text:span>, para que el usuario no cometa errores al darse de alta, o al <text:span text:style-name="T5">ingresar</text:span> en su sesión.</text:p>
      <text:p text:style-name="P16">La app permite a un empleado ya registrado hacer los pedidos que crea necesario, consultando en el Stock, las cantidades existentes.</text:p>
      <text:p text:style-name="P17">Y una vez realizado, la base de datos recibe y guarda el pedido, mostrando fecha, producto, empleado que lo realizó, al proveedor y el concepto (cantidades).</text:p>
      <text:p text:style-name="P17">El usuario también podrá ingresar un nuevo proveedor a la lista de proveedores, y así queda registrado y listo para que se le realice los pedidos, por medio de su Id.</text:p>
      <text:p text:style-name="P17">Todos los usuarios podrán acceder a los listados de Proveedores y de Visualizar Pedidos, para así tener referencias que los movimientos de cada semana, y hacer un calculo mas efectivo.</text:p>
      <text:p text:style-name="P17"/>
      <text:p text:style-name="P17"/>
      <text:p text:style-name="P12"/>
      <text:p text:style-name="P12"/>
      <text:p text:style-name="P12"/>
      <text:p text:style-name="P10"/>
      <text:p text:style-name="P8"/>
      <text:p text:style-name="P8"/>
      <text:p text:style-name="P3"/>
      <text:p text:style-name="P3"/>
      <text:p text:style-name="P3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6T12:34:42.847000000</meta:creation-date>
    <dc:date>2020-04-06T18:16:43.461000000</dc:date>
    <meta:editing-duration>PT4H27M27S</meta:editing-duration>
    <meta:editing-cycles>4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4" meta:word-count="341" meta:character-count="2402" meta:non-whitespace-character-count="1811"/>
  </office:meta>
</office:document-meta>
</file>